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72" calcext:value-type="float">
            <text:p>99,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76" calcext:value-type="float">
            <text:p>99,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72" calcext:value-type="float">
            <text:p>99,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6" calcext:value-type="float">
            <text:p>99,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7" calcext:value-type="float">
            <text:p>99,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3" calcext:value-type="float">
            <text:p>99,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67" calcext:value-type="float">
            <text:p>99,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69" calcext:value-type="float">
            <text:p>99,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7" calcext:value-type="float">
            <text:p>99,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2" calcext:value-type="float">
            <text:p>99,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7" calcext:value-type="float">
            <text:p>99,697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1:54:27.420474568</meta:creation-date>
    <dc:date>2018-01-17T01:57:38.519963179</dc:date>
    <meta:editing-duration>PT3M12S</meta:editing-duration>
    <meta:editing-cycles>1</meta:editing-cycles>
    <meta:document-statistic meta:table-count="1" meta:cell-count="72" meta:object-count="0"/>
    <meta:generator>LibreOffice/5.1.6.2$Linux_X86_64 LibreOffice_project/10m0$Build-2</meta:generator>
  </office:meta>
</office:document-meta>
</file>